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77e5" officeooo:paragraph-rsid="000477e5"/>
    </style:style>
    <style:style style:name="T1" style:family="text">
      <style:text-properties officeooo:rsid="000477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Package python</text:p>
      <text:p text:style-name="Standard">ros2 pkg create <text:span text:style-name="T1">nama_package</text:span> --build-type ament_python --dependencies rclpy std_msgs</text:p>
      <text:p text:style-name="Standard"/>
      <text:p text:style-name="P1">2. Package cpp</text:p>
      <text:p text:style-name="P1">ros2 pkg create nama_package --build-type ament_cmake --dependencies rclcpp std_msgs</text:p>
      <text:p text:style-name="P1"/>
      <text:p text:style-name="P1">3. Package python – complete msgs</text:p>
      <text:p text:style-name="P1">ros2 pkg create nama_package --build-type ament_python --dependencies rclpy std_msgs sensor_msgs geometry_msgs nav_msgs</text:p>
      <text:p text:style-name="P1"/>
      <text:p text:style-name="P1">4. Package cpp – complete msgs</text:p>
      <text:p text:style-name="P1">ros2 pkg create nama_package --build-type ament_cmake --dependencies rclcpp std_msgs sensor_msgs geometry_msgs nav_msgs</text:p>
      <text:p text:style-name="P1"/>
      <text:p text:style-name="P1">5. Build package</text:p>
      <text:p text:style-name="P1">colcon build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14:24:34.008599427</meta:creation-date>
    <dc:date>2025-06-02T14:32:49.236964954</dc:date>
    <meta:editing-duration>PT8M15S</meta:editing-duration>
    <meta:editing-cycles>1</meta:editing-cycles>
    <meta:document-statistic meta:table-count="0" meta:image-count="0" meta:object-count="0" meta:page-count="1" meta:paragraph-count="10" meta:word-count="71" meta:character-count="528" meta:non-whitespace-character-count="473"/>
    <meta:generator>LibreOffice/7.3.7.2$Linux_X86_64 LibreOffice_project/30$Build-2</meta:generator>
  </office:meta>
</office:document-meta>
</file>